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1" svg:font-family="'Segoe UI', system-ui, 'Apple Color Emoji', 'Segoe UI Emoji', sans-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orphans="2" fo:widows="2"/>
      <style:text-properties fo:font-variant="normal" fo:text-transform="none" style:font-name="Segoe UI" fo:font-size="10.5pt" fo:letter-spacing="normal" fo:font-style="normal" fo:font-weight="normal"/>
    </style:style>
    <style:style style:name="P2" style:family="paragraph" style:parent-style-name="Standard">
      <style:paragraph-properties fo:orphans="2" fo:widows="2"/>
      <style:text-properties fo:font-variant="normal" fo:text-transform="none" style:font-name="Segoe UI" fo:font-size="10.5pt" fo:letter-spacing="normal" fo:font-style="normal" fo:font-weight="normal" fo:background-color="transparent" style:font-size-asian="10.5pt" style:font-weight-asian="normal" style:font-size-complex="10.5pt" style:font-weight-complex="normal"/>
    </style:style>
    <style:style style:name="P3" style:family="paragraph" style:parent-style-name="Standard">
      <style:paragraph-properties fo:text-align="center" style:justify-single-word="false" fo:orphans="2" fo:widows="2"/>
      <style:text-properties fo:font-variant="normal" fo:text-transform="none" style:font-name="Segoe UI" fo:font-size="10.5pt" fo:letter-spacing="normal" fo:font-style="normal" fo:font-weight="bold" style:font-weight-asian="bold" style:font-weight-complex="bold"/>
    </style:style>
    <style:style style:name="P4" style:family="paragraph" style:parent-style-name="Standard">
      <style:paragraph-properties fo:orphans="2" fo:widows="2"/>
      <style:text-properties fo:font-variant="normal" fo:text-transform="none" style:font-name="Segoe UI1" fo:font-size="10.5pt" fo:letter-spacing="normal" fo:font-style="normal" fo:font-weight="normal" fo:background-color="transparent" style:font-size-asian="10.5pt" style:font-weight-asian="normal" style:font-size-complex="10.5pt" style:font-weight-complex="normal"/>
    </style:style>
    <style:style style:name="P5" style:family="paragraph" style:parent-style-name="Standard">
      <style:paragraph-properties fo:orphans="2" fo:widows="2"/>
    </style:style>
    <style:style style:name="P6" style:family="paragraph" style:parent-style-name="Standard">
      <style:paragraph-properties fo:orphans="2" fo:widows="2"/>
      <style:text-properties fo:font-weight="normal" style:font-weight-asian="normal" style:font-weight-complex="normal"/>
    </style:style>
    <style:style style:name="P7" style:family="paragraph" style:parent-style-name="Standard" style:list-style-name="L1">
      <style:paragraph-properties fo:orphans="2" fo:widows="2"/>
      <style:text-properties fo:font-variant="normal" fo:text-transform="none" style:font-name="Segoe UI" fo:font-size="10.5pt" fo:letter-spacing="normal" fo:font-style="normal" fo:font-weight="normal" fo:background-color="transparent" style:font-size-asian="10.5pt" style:font-weight-asian="normal" style:font-size-complex="10.5pt" style:font-weight-complex="normal"/>
    </style:style>
    <style:style style:name="P8" style:family="paragraph" style:parent-style-name="Standard" style:list-style-name="L2">
      <style:paragraph-properties fo:orphans="2" fo:widows="2"/>
      <style:text-properties fo:font-variant="normal" fo:text-transform="none" style:font-name="Segoe UI" fo:font-size="10.5pt" fo:letter-spacing="normal" fo:font-style="normal" fo:font-weight="normal" fo:background-color="transparent" style:font-size-asian="10.5pt" style:font-weight-asian="normal" style:font-size-complex="10.5pt" style:font-weight-complex="normal"/>
    </style:style>
    <style:style style:name="P9" style:family="paragraph" style:parent-style-name="Standard">
      <style:paragraph-properties fo:orphans="2" fo:widows="2"/>
      <style:text-properties fo:font-variant="normal" fo:text-transform="none" style:font-name="Segoe UI1" fo:font-size="10.5pt" fo:letter-spacing="normal" fo:font-style="normal" fo:font-weight="normal" fo:background-color="transparent" style:font-size-asian="10.5pt" style:font-weight-asian="normal" style:font-size-complex="10.5pt" style:font-weight-complex="normal"/>
    </style:style>
    <style:style style:name="T1" style:family="text">
      <style:text-properties fo:color="#202124"/>
    </style:style>
    <text:list-style style:name="L1">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GESTIÓN DE USUARIOS</text:p>
      <text:p text:style-name="P1"/>
      <text:p text:style-name="P1">1.Visualiza y copia, en un directorio que cuelgue de tu directorio de inicio, el contenido de los siguientes ficheros:<text:line-break/>/etc/passwd<text:tab/>cp etc/passwd home/javiloure/Ejercicio1/</text:p>
      <text:p text:style-name="P1"><text:line-break/>/etc/shadow<text:tab/>cp etc/shadow home/javiloure/Ejercicio1/</text:p>
      <text:p text:style-name="P1"><text:tab/><text:tab/>cp: no se puede abrir 'etc/shadow' para lectura: Permiso denegado</text:p>
      <text:p text:style-name="P1"><text:tab/><text:tab/>chmod u+r etc/shadow</text:p>
      <text:p text:style-name="P1"><text:tab/><text:tab/>chmod: cambiando los permisos de 'etc/shadow': Operación no permitida</text:p>
      <text:p text:style-name="P1"><text:line-break/>/etc/group<text:tab/>cp etc/group home/javiloure/Ejercicio1/</text:p>
      <text:p text:style-name="P1"><text:line-break/>/etc/gshadow<text:tab/>chmod u+r etc/gshadow</text:p>
      <text:p text:style-name="P5"><text:tab/><text:tab/>chmod: cambiando los permisos de 'etc/gshadow': Operación no permitida</text:p>
      <text:p text:style-name="P5"/>
      <text:p text:style-name="P1">2. En que se diferencian los dos comandos siguientes:<text:line-break/>adduser alumno2<text:tab/>sudo adduser usuario1</text:p>
      <text:p text:style-name="P1"><text:tab/><text:tab/><text:tab/>Añadiendo el nuevo grupo `usuario1' (1001) ...</text:p>
      <text:p text:style-name="P1"><text:tab/><text:tab/><text:tab/>Añadiendo el nuevo usuario `usuario1' (1001) con grupo `usuario1' ...</text:p>
      <text:p text:style-name="P1"><text:tab/><text:tab/><text:tab/>Creando el directorio personal `/home/usuario1' ...</text:p>
      <text:p text:style-name="P1"><text:tab/><text:tab/><text:tab/>Copiando los ficheros desde `/etc/skel' ...</text:p>
      <text:p text:style-name="P1"><text:tab/><text:tab/><text:tab/>Nueva contraseña: </text:p>
      <text:p text:style-name="P1"><text:tab/><text:tab/><text:tab/>Vuelva a escribir la nueva contraseña: </text:p>
      <text:p text:style-name="P1"><text:tab/><text:tab/><text:tab/>passwd: contraseña actualizada correctamente</text:p>
      <text:p text:style-name="P1"><text:tab/><text:tab/><text:tab/>Cambiando la información de usuario para usuario1</text:p>
      <text:p text:style-name="P1"><text:tab/><text:tab/><text:tab/>Introduzca el nuevo valor, o presione INTRO para el predeterminado</text:p>
      <text:p text:style-name="P1"><text:tab/><text:tab/><text:tab/><text:tab/>Nombre completo []: Folfo</text:p>
      <text:p text:style-name="P1"><text:tab/><text:tab/><text:tab/><text:tab/>Número de habitación []: </text:p>
      <text:p text:style-name="P1"><text:tab/><text:tab/><text:tab/><text:tab/>Teléfono del trabajo []: </text:p>
      <text:p text:style-name="P1"><text:tab/><text:tab/><text:tab/><text:tab/>Teléfono de casa []: </text:p>
      <text:p text:style-name="P1"><text:tab/><text:tab/><text:tab/><text:tab/>Otro []: </text:p>
      <text:p text:style-name="P1"><text:tab/><text:tab/><text:tab/>¿Es correcta la información? [S/n] suser</text:p>
      <text:p text:style-name="P1"><text:line-break/>useradd alumno2<text:tab/>sudo useradd -m -d /home/usuario1 usuario1 -s /bin/bash</text:p>
      <text:p text:style-name="P1"/>
      <text:p text:style-name="P1">Nota: Antes de probar el segundo comando, no te olvides de borrar el usuario creado previamente junto con toda su información.</text:p>
      <text:p text:style-name="P1"/>
      <text:p text:style-name="P4"><text:span text:style-name="T1">Useradd es un comando que ejecuta un binario del sistema, mientras que adduser es un script en perl que utiliza el binario useradd. La mayor ventaja del comando adduser es que crea el directorio home (/home/usuario/) del usuario de manera automática, cosa que no hace useradd (hay que usar la opción -m).</text:span> </text:p>
      <text:p text:style-name="P4"/>
      <text:p text:style-name="P2">3. Crea un nuevo grupo con el nombre grupo_so2 y añádele el usuario que se ha creado en el apartado anterior.</text:p>
      <text:p text:style-name="P4"/>
      <text:p text:style-name="P4"><text:tab/>sudo groupadd grupo_so2</text:p>
      <text:p text:style-name="P4"><text:tab/>usermod usuario1 -g grupo_so2</text:p>
      <text:p text:style-name="P4"/>
      <text:p text:style-name="P2"/>
      <text:p text:style-name="P2"><text:soft-page-break/></text:p>
      <text:p text:style-name="P2"/>
      <text:p text:style-name="P2"/>
      <text:p text:style-name="P2">4. Crea un nuevo usuario con el comando useradd donde especifiques además de su login (usuario1), su grupo principal (grupo_so2), su directorio de inicio (usuario1), el comentario (primer usuario general) y el shell predeterminado csh.</text:p>
      <text:p text:style-name="P2"><text:tab/><text:line-break/>Nota: Comprueba primero si el shell csh está instalado en el equipo y en el caso de que no esté, ejecuta el comando necesario para instalarlo.</text:p>
      <text:p text:style-name="P2"><text:tab/>sudo dpkg --configure -a</text:p>
      <text:p text:style-name="P2"><text:tab/>sudo apt-get install csh</text:p>
      <text:p text:style-name="P2"><text:tab/>sudo useradd -g grupo_so2 -d /home/usuario1 -m -c "primer usuario general" -s /bin/csh <text:s/><text:tab/>usuario1<text:line-break/>(a) ¿Que ocurre si eliminas la opción ­m?</text:p>
      <text:p text:style-name="P2"><text:tab/>No se crea el directorio de inicio del usuario automáticamente, teniendo que crearlo <text:tab/>manualmente.<text:line-break/>(b)¿Que contraseña tiene asignada el usuario usuario1? En cualquier caso, asígnale como contraseña su mismo login.</text:p>
      <text:p text:style-name="P2"><text:tab/>sudo passwd usuario1</text:p>
      <text:p text:style-name="P2"><text:tab/>1234</text:p>
      <text:p text:style-name="P2"/>
      <text:p text:style-name="P2">5. Modifica el shell predeterminado del usuario usuario1 para que sea el shell bash.</text:p>
      <text:p text:style-name="P2"><text:tab/>sudo usermod -s /sbin/bash usuario2</text:p>
      <text:p text:style-name="P2"/>
      <text:p text:style-name="P2">6. Elimina el grupo grupo_so2, ¿estas seguro de que lo has eliminado?</text:p>
      <text:p text:style-name="P2"/>
      <text:p text:style-name="P4"><text:tab/>groupdel grupo_so2</text:p>
      <text:p text:style-name="P4"><text:tab/>groupdel: no se pudo eliminar el grupo primario del usuario «usuario1»</text:p>
      <text:p text:style-name="P4"><text:tab/>sudo gpasswd -d usuario1 grupo_so2</text:p>
      <text:p text:style-name="P4"><text:tab/>[sudo] contraseña para javiloure: </text:p>
      <text:p text:style-name="P4"><text:tab/>Eliminando al usuario usuario1 del grupo grupo_so2</text:p>
      <text:p text:style-name="P4"><text:tab/>gpasswd: el usuario «usuario1» no es miembro de «grupo_so2»</text:p>
      <text:p text:style-name="P4"/>
      <text:p text:style-name="P4"><text:tab/>groupdel -f grupo_so2</text:p>
      <text:p text:style-name="P2"/>
      <text:p text:style-name="P2">7.Realiza los siguientes pasos:<text:line-break/></text:p>
      <text:p text:style-name="P2">(a)Abre dos terminales: mediante conmutación completa (cargando toda la información del entorno del usuario) cambia en una de ellas la sesión al usuario usuario1 y en el otro terminal cambia la sesión al usuario alumno2. Determina el directorio de inicio que tiene cada una de esas dos sesiones.</text:p>
      <text:p text:style-name="P2"><text:tab/>su – usuario1</text:p>
      <text:p text:style-name="P2"><text:tab/>pwd</text:p>
      <text:p text:style-name="P2"><text:tab/>/home/usuario1</text:p>
      <text:p text:style-name="P2"/>
      <text:p text:style-name="P2"><text:tab/>Si se crea el usuario alumno2 <text:s/>con el comando useradd a la hora de utilizar su – usuario2 no se <text:tab/>cambia, si se crea alumno2 con adduser si que llega a cambiarse.</text:p>
      <text:p text:style-name="P2"/>
      <text:p text:style-name="P2">(b)¿Cuál es el directorio actual si desde la sesión abierta con el usuario usuario1 ejecutas el comando su alumno2 ? ¿Cuál es el login con quien te reconoce el sistema?</text:p>
      <text:p text:style-name="P2"><text:tab/></text:p>
      <text:p text:style-name="P2"><text:tab/>El login reconocido es el de alumno2, sin ambargo el directorio actual es de directorio de incio <text:tab/>de usuario1</text:p>
      <text:p text:style-name="P2"><text:soft-page-break/></text:p>
      <text:p text:style-name="P2">(c)Cierra la sesión que has abierto en el apartado anterior. Determina el valor del directorio actual si desde la sesión abierta con el usuario usuario1 ejecutas el comando su ­ alumno2</text:p>
      <text:p text:style-name="P2"><text:tab/></text:p>
      <text:p text:style-name="P2"><text:tab/>Si ejecutamos su – alumno2 desde la terminal usuario1 se cambiará de login a alumno2 y el <text:tab/>directorio actual será el de inicio de alumno2.</text:p>
      <text:p text:style-name="P2"/>
      <text:p text:style-name="P2">8.Intenta eliminar el usuario alumno2 sin usar el comando sudo. ¿Que ocurre?</text:p>
      <text:list xml:id="list7113673076578273249" text:style-name="L1">
        <text:list-header>
          <text:p text:style-name="P7">deluser alumno2</text:p>
          <text:p text:style-name="P7">/usr/sbin/deluser: Sólo root puede eliminar un usuario o un grupo del sistema.</text:p>
          <text:p text:style-name="P7"/>
        </text:list-header>
      </text:list>
      <text:p text:style-name="P2">9.¿Como puedes saber que comandos puedes ejecutar con el comando sudo?</text:p>
      <text:p text:style-name="P2"/>
      <text:p text:style-name="P2"><text:tab/>sudo -l</text:p>
      <text:p text:style-name="P2"><text:tab/>[sudo] contraseña para javiloure: </text:p>
      <text:p text:style-name="P2"><text:tab/>Coincidiendo entradas por defecto para javiloure en javiloure-VirtualBox:</text:p>
      <text:p text:style-name="P2"><text:s text:c="4"/><text:tab/>env_reset, mail_badpass,</text:p>
      <text:p text:style-name="P2"><text:s text:c="4"/><text:tab/>secure_path=/usr/local/sbin\:/usr/local/bin\:/usr/sbin\:/usr/bin\:/sbin\:/bin\:/snap/bin</text:p>
      <text:p text:style-name="P2"/>
      <text:p text:style-name="P2"><text:tab/>El usuario javiloure puede ejecutar los siguientes comandos en</text:p>
      <text:p text:style-name="P2"><text:s text:c="6"/><text:tab/>javiloure-VirtualBox:</text:p>
      <text:p text:style-name="P2"><text:s text:c="4"/><text:tab/>(ALL : ALL) ALL</text:p>
      <text:list xml:id="list7511888761472570429" text:style-name="L2">
        <text:list-header>
          <text:p text:style-name="P8"/>
        </text:list-header>
      </text:list>
      <text:p text:style-name="P2">10.¿Como puedes saber que comandos puede ejecutar el usuario usuario1 con el comando sudo?</text:p>
      <text:p text:style-name="P2"><text:tab/></text:p>
      <text:p text:style-name="P2"><text:tab/>sudo -l -U usuario1</text:p>
      <text:p text:style-name="P2"><text:tab/>El usuario usuario1 no tiene permitido ejecutar sudo en javiloure-VirtualBox</text:p>
      <text:p text:style-name="P2"/>
      <text:p text:style-name="P2">11.Conmuta tu sesión al usuario usuario1, y desde él intenta eliminar el usuario alumnos2. ¿Que ocurre?</text:p>
      <text:p text:style-name="P2"/>
      <text:p text:style-name="P2"><text:tab/>sudo deluser alumno2</text:p>
      <text:p text:style-name="P2"><text:tab/>[sudo] contraseña para usuario1: </text:p>
      <text:p text:style-name="P2"><text:tab/>usuario1 no está en el archivo sudoers. Se informará de este incidente.</text:p>
      <text:p text:style-name="P2"/>
      <text:p text:style-name="P2">12.Modifica el fichero de configuración sudoers, desde la sesión del alumno, para que el usuario usuario1 pueda ejecutar cualquier comando, desde cualquier terminal, actuando como cualquier usuario. Posteriormente repite el ejercicio 11.</text:p>
      <text:p text:style-name="P2"/>
      <text:p text:style-name="P2"><text:tab/>(Desde una terminal como root)</text:p>
      <text:p text:style-name="P2"><text:tab/>sudo visudo sudoers</text:p>
      <text:p text:style-name="P2"><text:tab/>(Buscamos este apartado y añadimos al alumno2)</text:p>
      <text:p text:style-name="P2"><text:tab/># User privilege specification</text:p>
      <text:p text:style-name="P2"><text:tab/>root <text:s text:c="3"/>ALL=(ALL:ALL) ALL</text:p>
      <text:p text:style-name="P2"><text:tab/>alumno2 ALL=(ALL:ALL) ALL</text:p>
      <text:p text:style-name="P2"/>
      <text:p text:style-name="P2"><text:tab/>(Desde una terminal como alumno2)</text:p>
      <text:p text:style-name="P2"><text:tab/>sudo visudo sudoers</text:p>
      <text:p text:style-name="P2"><text:tab/>(Repetimos lo anterior con usuario1)</text:p>
      <text:p text:style-name="P2"><text:tab/># User privilege specification</text:p>
      <text:p text:style-name="P2"><text:tab/>root <text:s text:c="3"/>ALL=(ALL:ALL) ALL</text:p>
      <text:p text:style-name="P2"><text:tab/>alumno2 ALL=(ALL:ALL) ALL</text:p>
      <text:p text:style-name="P2"><text:tab/>usuario1 ALL=(ALL:ALL) ALL</text:p>
      <text:p text:style-name="P2"><text:soft-page-break/></text:p>
      <text:p text:style-name="P2"><text:tab/></text:p>
      <text:p text:style-name="P2"/>
      <text:p text:style-name="P2"/>
      <text:p text:style-name="P2">-Repito el ejercicio 11.</text:p>
      <text:p text:style-name="P2"><text:tab/>sudo deluser alumno2</text:p>
      <text:p text:style-name="P2"><text:tab/>Eliminando al usuario `alumno2' ...</text:p>
      <text:p text:style-name="P2"><text:tab/>Aviso: el grupo `alumno2' no tiene más miembros.</text:p>
      <text:p text:style-name="P2"><text:tab/>Hecho.</text:p>
      <text:p text:style-name="P2"/>
      <text:p text:style-name="P2">13.Usa el comando sudo ­i para realizar el borrado de todos los usuarios y grupos que se han creado en esta actividad.</text:p>
      <text:p text:style-name="P2"/>
      <text:p text:style-name="P2"><text:tab/>sudo -i deluser usuario1</text:p>
      <text:p text:style-name="P2"><text:tab/>Eliminando al usuario `usuario1' ...</text:p>
      <text:p text:style-name="P2"><text:tab/>Aviso: el grupo `grupo_so2' no tiene más miembros.</text:p>
      <text:p text:style-name="P2"><text:tab/>userdel: group usuario1 not removed because it is not the primary group of user usuario1.</text:p>
      <text:p text:style-name="P2"><text:tab/>Hecho.</text:p>
      <text:p text:style-name="P2"/>
      <text:p text:style-name="P2"><text:tab/>sudo -i delgroup grupo_so2</text:p>
      <text:p text:style-name="P2"><text:tab/>Eliminando al grupo `grupo_so2' ...</text:p>
      <text:p text:style-name="P2"><text:tab/>Hecho.</text:p>
      <text:p text:style-name="P4"/>
      <text:p text:style-name="P4"><text:tab/>sudo -i delgroup usuario1</text:p>
      <text:p text:style-name="P4"><text:tab/>Eliminando al grupo `usuario1' ...</text:p>
      <text:p text:style-name="P4"><text:tab/>Hecho.</text:p>
      <text:p text:style-name="P6"/>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egoe UI1" svg:font-family="'Segoe UI', system-ui, 'Apple Color Emoji', 'Segoe UI Emoji', sans-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8H36M56S</meta:editing-duration>
    <meta:editing-cycles>21</meta:editing-cycles>
    <meta:generator>OpenOffice/4.1.7$Win32 OpenOffice.org_project/417m1$Build-9800</meta:generator>
    <dc:date>2022-01-28T12:10:53.37</dc:date>
    <dc:creator>javier loureiro</dc:creator>
    <meta:document-statistic meta:table-count="0" meta:image-count="0" meta:object-count="0" meta:page-count="4" meta:paragraph-count="113" meta:word-count="980" meta:character-count="6585"/>
    <meta:user-defined meta:name="Info 1"/>
    <meta:user-defined meta:name="Info 2"/>
    <meta:user-defined meta:name="Info 3"/>
    <meta:user-defined meta:name="Info 4"/>
  </office:meta>
</office:document-meta>
</file>